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32082FB3CF8.png" manifest:media-type="image/png"/>
  <manifest:file-entry manifest:full-path="Pictures/100000000000019000000320876D4891.png" manifest:media-type="image/png"/>
  <manifest:file-entry manifest:full-path="Pictures/100002010000078C00000960413C356F.png" manifest:media-type="image/png"/>
  <manifest:file-entry manifest:full-path="Pictures/100002000000016200000181893170BA.png" manifest:media-type="image/png"/>
  <manifest:file-entry manifest:full-path="Pictures/100002000000016200000181F8CA67D0.png" manifest:media-type="image/png"/>
  <manifest:file-entry manifest:full-path="Pictures/10000000000001900000019066B121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4"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5"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6"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7"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8"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9" style:family="graphic" style:parent-style-name="standard">
      <style:graphic-properties draw:stroke="none" svg:stroke-color="#000000" draw:fill="none" draw:fill-color="#ffffff" draw:auto-grow-height="true" draw:auto-grow-width="false" fo:max-height="0cm" fo:min-height="0.219cm"/>
    </style:style>
    <style:style style:name="gr10"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28cm" svg:height="3.28cm" svg:x="11.547cm" svg:y="16.094cm">
          <draw:image xlink:href="Pictures/10000000000001900000019066B12167.png" xlink:type="simple" xlink:show="embed" xlink:actuate="onLoad">
            <text:p/>
          </draw:image>
        </draw:frame>
        <draw:frame draw:style-name="gr2" draw:text-style-name="P1" draw:layer="layout" svg:width="2.577cm" svg:height="2.64cm" svg:x="6.757cm" svg:y="9.049cm">
          <draw:image xlink:href="Pictures/100002000000016200000181F8CA67D0.png" xlink:type="simple" xlink:show="embed" xlink:actuate="onLoad">
            <text:p/>
          </draw:image>
        </draw:frame>
        <draw:frame draw:style-name="gr2" draw:text-style-name="P1" draw:layer="layout" svg:width="2.689cm" svg:height="2.609cm" svg:x="17.065cm" svg:y="9.015cm">
          <draw:image xlink:href="Pictures/100002000000016200000181893170BA.png" xlink:type="simple" xlink:show="embed" xlink:actuate="onLoad">
            <text:p/>
          </draw:image>
        </draw:frame>
        <draw:frame draw:style-name="gr3" draw:text-style-name="P2" draw:layer="layout" svg:width="5.159cm" svg:height="0.962cm" svg:x="16.301cm" svg:y="1.432cm">
          <draw:text-box>
            <text:p><text:span text:style-name="T1">COPD Subjects</text:span></text:p>
          </draw:text-box>
        </draw:frame>
        <draw:frame draw:style-name="gr4" draw:text-style-name="P3" draw:layer="layout" svg:width="4.464cm" svg:height="0.806cm" svg:x="11.075cm" svg:y="19.034cm">
          <draw:text-box>
            <text:p><text:span text:style-name="T2">Transition Matrix</text:span></text:p>
          </draw:text-box>
        </draw:frame>
        <draw:frame draw:style-name="gr5" draw:text-style-name="P2" draw:layer="layout" svg:width="5.857cm" svg:height="0.962cm" svg:x="5.16cm" svg:y="8.11cm">
          <draw:text-box>
            <text:p><text:span text:style-name="T1">Smokers Network</text:span></text:p>
          </draw:text-box>
        </draw:frame>
        <draw:frame draw:style-name="gr6" draw:text-style-name="P2" draw:layer="layout" svg:width="5.015cm" svg:height="0.962cm" svg:x="15.989cm" svg:y="7.995cm">
          <draw:text-box>
            <text:p><text:span text:style-name="T1">COPD Network</text:span></text:p>
          </draw:text-box>
        </draw:frame>
        <draw:frame draw:style-name="gr7" draw:text-style-name="P2" draw:layer="layout" svg:width="3.216cm" svg:height="0.962cm" svg:x="6.524cm" svg:y="1.418cm">
          <draw:text-box>
            <text:p><text:span text:style-name="T1">Smokers</text:span></text:p>
          </draw:text-box>
        </draw:frame>
        <draw:ellipse draw:style-name="gr8" draw:text-style-name="P1" draw:layer="layout" svg:width="7.858cm" svg:height="4.279cm" svg:x="9.213cm" svg:y="15.842cm" draw:kind="arc" draw:start-angle="211.23" draw:end-angle="332.89">
          <text:p/>
        </draw:ellipse>
        <draw:frame draw:style-name="gr9" draw:text-style-name="P4" draw:layer="layout" svg:width="2.803cm" svg:height="0.729cm" svg:x="11.892cm" svg:y="9.951cm">
          <draw:text-box>
            <text:p><text:span text:style-name="T3">MONSTER</text:span></text:p>
          </draw:text-box>
        </draw:frame>
        <draw:g draw:name="Group 7">
          <draw:g draw:name="Group 8">
            <draw:custom-shape draw:name="Rectangle 10" draw:style-name="gr10" draw:text-style-name="P5" draw:layer="layout" svg:width="0.143cm" svg:height="0.503cm" svg:x="7.472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10" draw:text-style-name="P5" draw:layer="layout" svg:width="0.286cm" svg:height="0.286cm" svg:x="7.4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10" draw:text-style-name="P5" draw:layer="layout" svg:width="0.574cm" svg:height="0.053cm" svg:x="7.25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5" draw:layer="layout" svg:width="0.369cm" svg:height="0.077cm" draw:transform="skewX (0.012915436464758) rotate (1.38928208458749) translate (7.4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5" draw:layer="layout" svg:width="0.37cm" svg:height="0.076cm" draw:transform="rotate (-1.39626340159546) translate (7.622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1" draw:text-style-name="P5" draw:layer="layout" svg:width="0.344cm" svg:height="0.272cm" svg:x="7.352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10" draw:text-style-name="P5" draw:layer="layout" svg:width="0.143cm" svg:height="0.503cm" svg:x="7.452cm" svg:y="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10" draw:text-style-name="P5" draw:layer="layout" svg:width="0.287cm" svg:height="0.287cm" svg:x="7.38cm" svg:y="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10" draw:text-style-name="P5" draw:layer="layout" svg:width="0.575cm" svg:height="0.053cm" svg:x="7.236cm" svg:y="5.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 draw:layer="layout" svg:width="0.369cm" svg:height="0.077cm" draw:transform="rotate (1.38928208458749) translate (7.38cm 6.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0" draw:text-style-name="P5" draw:layer="layout" svg:width="0.37cm" svg:height="0.076cm" draw:transform="rotate (-1.39626340159546) translate (7.602cm 5.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1" draw:text-style-name="P5" draw:layer="layout" svg:width="0.344cm" svg:height="0.272cm" svg:x="7.332cm" svg:y="5.7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10" draw:text-style-name="P5" draw:layer="layout" svg:width="0.144cm" svg:height="0.503cm" svg:x="8.877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0" draw:text-style-name="P5" draw:layer="layout" svg:width="0.287cm" svg:height="0.286cm" svg:x="8.805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10" draw:text-style-name="P5" draw:layer="layout" svg:width="0.574cm" svg:height="0.053cm" svg:x="8.662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0" draw:text-style-name="P5" draw:layer="layout" svg:width="0.369cm" svg:height="0.077cm" draw:transform="skewX (0.012915436464758) rotate (1.38928208458749) translate (8.805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5" draw:layer="layout" svg:width="0.37cm" svg:height="0.076cm" draw:transform="rotate (-1.39626340159546) translate (9.027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1" draw:text-style-name="P5" draw:layer="layout" svg:width="0.344cm" svg:height="0.272cm" svg:x="8.757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12" draw:text-style-name="P5" draw:layer="layout" svg:width="0.143cm" svg:height="0.502cm" svg:x="6.754cm" svg:y="4.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12" draw:text-style-name="P5" draw:layer="layout" svg:width="0.286cm" svg:height="0.287cm" svg:x="6.682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12" draw:text-style-name="P5" draw:layer="layout" svg:width="0.574cm" svg:height="0.053cm" svg:x="6.538cm" svg:y="4.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5" draw:layer="layout" svg:width="0.369cm" svg:height="0.077cm" draw:transform="rotate (1.38928208458749) translate (6.682cm 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5" draw:layer="layout" svg:width="0.37cm" svg:height="0.076cm" draw:transform="rotate (-1.39626340159546) translate (6.903cm 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2" draw:text-style-name="P5" draw:layer="layout" svg:width="0.143cm" svg:height="0.502cm" svg:x="8.19cm" svg:y="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12" draw:text-style-name="P5" draw:layer="layout" svg:width="0.286cm" svg:height="0.286cm" svg:x="8.118cm" svg:y="3.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12" draw:text-style-name="P5" draw:layer="layout" svg:width="0.574cm" svg:height="0.053cm" svg:x="7.975cm" svg:y="3.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2" draw:text-style-name="P5" draw:layer="layout" svg:width="0.37cm" svg:height="0.077cm" draw:transform="rotate (1.38928208458749) translate (8.118cm 4.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2" draw:text-style-name="P5" draw:layer="layout" svg:width="0.371cm" svg:height="0.076cm" draw:transform="skewX (-0.0130899693899575) rotate (-1.39626340159546) translate (8.34cm 3.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2" draw:text-style-name="P5" draw:layer="layout" svg:width="0.143cm" svg:height="0.502cm" svg:x="8.099cm" svg:y="4.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2" draw:text-style-name="P5" draw:layer="layout" svg:width="0.286cm" svg:height="0.286cm" svg:x="8.027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12" draw:text-style-name="P5" draw:layer="layout" svg:width="0.574cm" svg:height="0.053cm" svg:x="7.884cm" svg:y="4.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5" draw:layer="layout" svg:width="0.369cm" svg:height="0.077cm" draw:transform="rotate (1.38928208458749) translate (8.027cm 5.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5" draw:layer="layout" svg:width="0.371cm" svg:height="0.076cm" draw:transform="skewX (-0.0130899693899575) rotate (-1.39626340159546) translate (8.249cm 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2" draw:text-style-name="P5" draw:layer="layout" svg:width="0.143cm" svg:height="0.502cm" svg:x="8.746cm" svg:y="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12" draw:text-style-name="P5" draw:layer="layout" svg:width="0.286cm" svg:height="0.286cm" svg:x="8.674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12" draw:text-style-name="P5" draw:layer="layout" svg:width="0.574cm" svg:height="0.053cm" svg:x="8.53cm" svg:y="5.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2" draw:text-style-name="P5" draw:layer="layout" svg:width="0.369cm" svg:height="0.077cm" draw:transform="rotate (1.38928208458749) translate (8.674cm 6.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5" draw:layer="layout" svg:width="0.37cm" svg:height="0.076cm" draw:transform="rotate (-1.39626340159546) translate (8.895cm 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10" draw:text-style-name="P5" draw:layer="layout" svg:width="0.143cm" svg:height="0.502cm" svg:x="9.34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10" draw:text-style-name="P5" draw:layer="layout" svg:width="0.286cm" svg:height="0.287cm" svg:x="9.268cm" svg:y="5.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10" draw:text-style-name="P5" draw:layer="layout" svg:width="0.574cm" svg:height="0.053cm" svg:x="9.124cm" svg:y="5.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0" draw:text-style-name="P5" draw:layer="layout" svg:width="0.369cm" svg:height="0.077cm" draw:transform="rotate (1.38928208458749) translate (9.268cm 6.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0" draw:text-style-name="P5" draw:layer="layout" svg:width="0.37cm" svg:height="0.076cm" draw:transform="rotate (-1.39626340159546) translate (9.489cm 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1" draw:text-style-name="P5" draw:layer="layout" svg:width="0.344cm" svg:height="0.272cm" svg:x="9.219cm" svg:y="6.0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12" draw:text-style-name="P5" draw:layer="layout" svg:width="0.143cm" svg:height="0.502cm" svg:x="9.627cm" svg:y="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12" draw:text-style-name="P5" draw:layer="layout" svg:width="0.286cm" svg:height="0.287cm" svg:x="9.555cm" svg:y="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12" draw:text-style-name="P5" draw:layer="layout" svg:width="0.574cm" svg:height="0.053cm" svg:x="9.411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12" draw:text-style-name="P5" draw:layer="layout" svg:width="0.37cm" svg:height="0.077cm" draw:transform="rotate (1.38928208458749) translate (9.555cm 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12" draw:text-style-name="P5" draw:layer="layout" svg:width="0.37cm" svg:height="0.077cm" draw:transform="rotate (-1.39626340159546) translate (9.777cm 5.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12" draw:text-style-name="P5" draw:layer="layout" svg:width="0.143cm" svg:height="0.503cm" svg:x="6.826cm" svg:y="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12" draw:text-style-name="P5" draw:layer="layout" svg:width="0.286cm" svg:height="0.287cm" svg:x="6.754cm" svg:y="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12" draw:text-style-name="P5" draw:layer="layout" svg:width="0.574cm" svg:height="0.053cm" svg:x="6.61cm" svg:y="3.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12" draw:text-style-name="P5" draw:layer="layout" svg:width="0.369cm" svg:height="0.077cm" draw:transform="skewX (0.012915436464758) rotate (1.38928208458749) translate (6.754cm 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12" draw:text-style-name="P5" draw:layer="layout" svg:width="0.37cm" svg:height="0.077cm" draw:transform="skewX (-0.012915436464758) rotate (-1.39626340159546) translate (6.976cm 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12" draw:text-style-name="P5" draw:layer="layout" svg:width="0.143cm" svg:height="0.503cm" svg:x="7.548cm" svg:y="2.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12" draw:text-style-name="P5" draw:layer="layout" svg:width="0.286cm" svg:height="0.286cm" svg:x="7.476cm" svg:y="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12" draw:text-style-name="P5" draw:layer="layout" svg:width="0.574cm" svg:height="0.053cm" svg:x="7.332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12" draw:text-style-name="P5" draw:layer="layout" svg:width="0.369cm" svg:height="0.077cm" draw:transform="skewX (0.012915436464758) rotate (1.38928208458749) translate (7.476cm 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12" draw:text-style-name="P5" draw:layer="layout" svg:width="0.37cm" svg:height="0.076cm" draw:transform="rotate (-1.39626340159546) translate (7.697cm 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12" draw:text-style-name="P5" draw:layer="layout" svg:width="0.143cm" svg:height="0.502cm" svg:x="9.627cm" svg:y="3.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12" draw:text-style-name="P5" draw:layer="layout" svg:width="0.286cm" svg:height="0.286cm" svg:x="9.555cm" svg:y="3.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12" draw:text-style-name="P5" draw:layer="layout" svg:width="0.574cm" svg:height="0.053cm" svg:x="9.411cm" svg:y="3.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12" draw:text-style-name="P5" draw:layer="layout" svg:width="0.369cm" svg:height="0.077cm" draw:transform="rotate (1.38928208458749) translate (9.555cm 4.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12" draw:text-style-name="P5" draw:layer="layout" svg:width="0.37cm" svg:height="0.077cm" draw:transform="skewX (-0.012915436464758) rotate (-1.39626340159546) translate (9.777cm 3.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10" draw:text-style-name="P5" draw:layer="layout" svg:width="0.143cm" svg:height="0.503cm" svg:x="8.909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10" draw:text-style-name="P5" draw:layer="layout" svg:width="0.286cm" svg:height="0.286cm" svg:x="8.837cm" svg:y="2.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10" draw:text-style-name="P5" draw:layer="layout" svg:width="0.574cm" svg:height="0.052cm" svg:x="8.693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0" draw:text-style-name="P5" draw:layer="layout" svg:width="0.369cm" svg:height="0.077cm" draw:transform="skewX (0.012915436464758) rotate (1.38928208458749) translate (8.837cm 3.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0" draw:text-style-name="P5" draw:layer="layout" svg:width="0.37cm" svg:height="0.076cm" draw:transform="skewX (-0.0130899693899575) rotate (-1.39626340159546) translate (9.058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1" draw:text-style-name="P5" draw:layer="layout" svg:width="0.344cm" svg:height="0.272cm" svg:x="8.788cm" svg:y="3.2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10" draw:text-style-name="P5" draw:layer="layout" svg:width="0.132cm" svg:height="0.463cm" svg:x="19.522cm" svg:y="3.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10" draw:text-style-name="P5" draw:layer="layout" svg:width="0.264cm" svg:height="0.264cm" svg:x="19.456cm" svg:y="3.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10" draw:text-style-name="P5" draw:layer="layout" svg:width="0.529cm" svg:height="0.049cm" svg:x="19.324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0" draw:text-style-name="P5" draw:layer="layout" svg:width="0.341cm" svg:height="0.072cm" draw:transform="rotate (1.38928208458749) translate (19.456cm 4.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0" draw:text-style-name="P5" draw:layer="layout" svg:width="0.34cm" svg:height="0.071cm" draw:transform="rotate (-1.39626340159546) translate (19.661cm 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1" draw:text-style-name="P5" draw:layer="layout" svg:width="0.318cm" svg:height="0.251cm" svg:x="19.411cm" svg:y="3.87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10" draw:text-style-name="P5" draw:layer="layout" svg:width="0.131cm" svg:height="0.462cm" svg:x="18.466cm" svg:y="4.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10" draw:text-style-name="P5" draw:layer="layout" svg:width="0.264cm" svg:height="0.264cm" svg:x="18.399cm" svg:y="4.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10" draw:text-style-name="P5" draw:layer="layout" svg:width="0.53cm" svg:height="0.049cm" svg:x="18.266cm" svg:y="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0" draw:text-style-name="P5" draw:layer="layout" svg:width="0.34cm" svg:height="0.071cm" draw:transform="rotate (1.38928208458749) translate (18.399cm 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0" draw:text-style-name="P5" draw:layer="layout" svg:width="0.34cm" svg:height="0.07cm" draw:transform="rotate (-1.39626340159546) translate (18.603cm 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1" draw:text-style-name="P5" draw:layer="layout" svg:width="0.316cm" svg:height="0.251cm" svg:x="18.355cm" svg:y="5.1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12" draw:text-style-name="P5" draw:layer="layout" svg:width="0.131cm" svg:height="0.463cm" svg:x="18.808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12" draw:text-style-name="P5" draw:layer="layout" svg:width="0.264cm" svg:height="0.263cm" svg:x="18.741cm" svg:y="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12" draw:text-style-name="P5" draw:layer="layout" svg:width="0.53cm" svg:height="0.049cm" svg:x="18.608cm" svg:y="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5" draw:layer="layout" svg:width="0.34cm" svg:height="0.071cm" draw:transform="rotate (1.38928208458749) translate (18.741cm 4.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5" draw:layer="layout" svg:width="0.34cm" svg:height="0.07cm" draw:transform="rotate (-1.39626340159546) translate (18.945cm 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12" draw:text-style-name="P5" draw:layer="layout" svg:width="0.132cm" svg:height="0.463cm" svg:x="19.392cm" svg:y="4.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2" draw:text-style-name="P5" draw:layer="layout" svg:width="0.264cm" svg:height="0.264cm" svg:x="19.325cm" svg:y="4.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12" draw:text-style-name="P5" draw:layer="layout" svg:width="0.529cm" svg:height="0.049cm" svg:x="19.193cm" svg:y="5.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2" draw:text-style-name="P5" draw:layer="layout" svg:width="0.34cm" svg:height="0.072cm" draw:transform="rotate (1.38928208458749) translate (19.325cm 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2" draw:text-style-name="P5" draw:layer="layout" svg:width="0.341cm" svg:height="0.07cm" draw:transform="rotate (-1.39626340159546) translate (19.529cm 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10" draw:text-style-name="P5" draw:layer="layout" svg:width="0.132cm" svg:height="0.463cm" svg:x="17.936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10" draw:text-style-name="P5" draw:layer="layout" svg:width="0.263cm" svg:height="0.264cm" svg:x="17.87cm" svg:y="3.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10" draw:text-style-name="P5" draw:layer="layout" svg:width="0.528cm" svg:height="0.049cm" svg:x="17.738cm" svg:y="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0" draw:text-style-name="P5" draw:layer="layout" svg:width="0.341cm" svg:height="0.07cm" draw:transform="skewX (-0.0143116998663535) rotate (1.38928208458749) translate (17.87cm 4.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0" draw:text-style-name="P5" draw:layer="layout" svg:width="0.34cm" svg:height="0.071cm" draw:transform="skewX (0.0141371669411541) rotate (-1.39626340159546) translate (18.074cm 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1" draw:text-style-name="P5" draw:layer="layout" svg:width="0.316cm" svg:height="0.251cm" svg:x="17.826cm" svg:y="4.1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12" draw:text-style-name="P5" draw:layer="layout" svg:width="0.132cm" svg:height="0.463cm" svg:x="17.539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12" draw:text-style-name="P5" draw:layer="layout" svg:width="0.264cm" svg:height="0.264cm" svg:x="17.473cm" svg:y="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2" draw:text-style-name="P5" draw:layer="layout" svg:width="0.529cm" svg:height="0.049cm" svg:x="17.341cm" svg:y="4.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2" draw:text-style-name="P5" draw:layer="layout" svg:width="0.341cm" svg:height="0.071cm" draw:transform="rotate (1.38928208458749) translate (17.473cm 5.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12" draw:text-style-name="P5" draw:layer="layout" svg:width="0.341cm" svg:height="0.071cm" draw:transform="skewX (-0.0141371669411541) rotate (-1.39626340159546) translate (17.678cm 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10" draw:text-style-name="P5" draw:layer="layout" svg:width="0.133cm" svg:height="0.463cm" svg:x="18.728cm" svg:y="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10" draw:text-style-name="P5" draw:layer="layout" svg:width="0.263cm" svg:height="0.264cm" svg:x="18.663cm" svg:y="2.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10" draw:text-style-name="P5" draw:layer="layout" svg:width="0.528cm" svg:height="0.048cm" svg:x="18.531cm" svg:y="3.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0" draw:text-style-name="P5" draw:layer="layout" svg:width="0.34cm" svg:height="0.071cm" draw:transform="skewX (0.0141371669411541) rotate (1.38928208458749) translate (18.663cm 3.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0" draw:text-style-name="P5" draw:layer="layout" svg:width="0.341cm" svg:height="0.071cm" draw:transform="rotate (-1.39626340159546) translate (18.867cm 3.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1" draw:text-style-name="P5" draw:layer="layout" svg:width="0.317cm" svg:height="0.25cm" svg:x="18.618cm" svg:y="3.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10" draw:text-style-name="P5" draw:layer="layout" svg:width="0.132cm" svg:height="0.463cm" svg:x="16.745cm" svg:y="4.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10" draw:text-style-name="P5" draw:layer="layout" svg:width="0.264cm" svg:height="0.264cm" svg:x="16.679cm" svg:y="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10" draw:text-style-name="P5" draw:layer="layout" svg:width="0.529cm" svg:height="0.048cm" svg:x="16.547cm" svg:y="4.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10" draw:text-style-name="P5" draw:layer="layout" svg:width="0.34cm" svg:height="0.072cm" draw:transform="skewX (0.0277507351067098) rotate (1.38928208458749) translate (16.679cm 5.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10" draw:text-style-name="P5" draw:layer="layout" svg:width="0.341cm" svg:height="0.071cm" draw:transform="skewX (-0.0141371669411541) rotate (-1.39626340159546) translate (16.884cm 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1" draw:text-style-name="P5" draw:layer="layout" svg:width="0.317cm" svg:height="0.25cm" svg:x="16.635cm" svg:y="4.6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12" draw:text-style-name="P5" draw:layer="layout" svg:width="0.132cm" svg:height="0.463cm" svg:x="17.275cm" svg:y="3.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12" draw:text-style-name="P5" draw:layer="layout" svg:width="0.265cm" svg:height="0.263cm" svg:x="17.208cm" svg:y="3.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12" draw:text-style-name="P5" draw:layer="layout" svg:width="0.529cm" svg:height="0.049cm" svg:x="17.076cm" svg:y="3.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12" draw:text-style-name="P5" draw:layer="layout" svg:width="0.34cm" svg:height="0.072cm" draw:transform="skewX (0.0139626340159546) rotate (1.38928208458749) translate (17.208cm 4.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12" draw:text-style-name="P5" draw:layer="layout" svg:width="0.341cm" svg:height="0.07cm" draw:transform="skewX (-0.0143116998663535) rotate (-1.39626340159546) translate (17.413cm 4.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13" draw:text-style-name="P5" draw:layer="layout" svg:width="5.771cm" svg:height="1.889cm" draw:transform="skewX (-0.257261531743964) rotate (-0.257086998818765) translate (10.113cm 3.637cm)">
          <text:p/>
          <draw:enhanced-geometry draw:mirror-horizontal="false" draw:mirror-vertical="false" svg:viewBox="0 0 0 0" drawooo:sub-view-size="3032449 2164702" draw:text-areas="0 0 ?f14 ?f15"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14" draw:text-style-name="P5" draw:layer="layout" svg:width="3.824cm" svg:height="3.49cm" draw:transform="rotate (-0.816465024082947) translate (13.076cm 1.344cm)">
          <text:p/>
          <draw:enhanced-geometry draw:mirror-horizontal="false" draw:mirror-vertical="false" svg:viewBox="0 0 0 0" drawooo:sub-view-size="3088138 2472612" draw:text-areas="0 0 ?f14 ?f15"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14" draw:text-style-name="P5" draw:layer="layout" svg:width="4.947cm" svg:height="2.994cm" svg:x="1.439cm" svg:y="0.679cm">
          <text:p/>
          <draw:enhanced-geometry draw:mirror-horizontal="true" draw:mirror-vertical="fals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14" draw:text-style-name="P5" draw:layer="layout" svg:width="4.604cm" svg:height="1.622cm" svg:x="1.89cm" svg:y="6.195cm">
          <text:p/>
          <draw:enhanced-geometry draw:mirror-horizontal="true" draw:mirror-vertical="tru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14" draw:text-style-name="P5" draw:layer="layout" svg:width="4.046cm" svg:height="1.567cm" svg:x="1.946cm" svg:y="3.673cm">
          <text:p/>
          <draw:enhanced-geometry draw:mirror-horizontal="tru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14" draw:text-style-name="P5" draw:layer="layout" svg:width="3.122cm" svg:height="2.336cm" svg:x="10.182cm" svg:y="0.383cm">
          <text:p/>
          <draw:enhanced-geometry draw:mirror-horizontal="fals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15" draw:text-style-name="P1" draw:layer="layout" svg:x1="18.408cm" svg:y1="6.225cm" svg:x2="18.416cm" svg:y2="7.908cm">
          <text:p/>
        </draw:line>
        <draw:line draw:style-name="gr15" draw:text-style-name="P1" draw:layer="layout" svg:x1="8.263cm" svg:y1="6.195cm" svg:x2="8.263cm" svg:y2="7.847cm">
          <text:p/>
        </draw:line>
        <draw:frame draw:style-name="gr2" draw:text-style-name="P1" draw:layer="layout" svg:width="4.275cm" svg:height="5.31cm" svg:x="10.799cm" svg:y="10.637cm">
          <draw:image xlink:href="Pictures/100002010000078C00000960413C356F.png" xlink:type="simple" xlink:show="embed" xlink:actuate="onLoad">
            <text:p/>
          </draw:image>
        </draw:frame>
        <draw:frame draw:style-name="gr1" draw:text-style-name="P1" draw:layer="layout" svg:width="3.847cm" svg:height="6.35cm" svg:x="16.447cm" svg:y="11.692cm">
          <draw:image xlink:href="Pictures/100000000000019000000320876D4891.png" xlink:type="simple" xlink:show="embed" xlink:actuate="onLoad">
            <text:p/>
          </draw:image>
        </draw:frame>
        <draw:frame draw:style-name="gr1" draw:text-style-name="P1" draw:layer="layout" svg:width="4.118cm" svg:height="6.316cm" svg:x="5.835cm" svg:y="11.658cm">
          <draw:image xlink:href="Pictures/10000000000001900000032082FB3CF8.png" xlink:type="simple" xlink:show="embed" xlink:actuate="onLoad">
            <text:p/>
          </draw:image>
        </draw:frame>
        <presentation:notes draw:style-name="dp2">
          <draw:page-thumbnail draw:style-name="gr1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4-04T09:42:16.559361575</dc:date>
    <meta:editing-duration>PT20M31S</meta:editing-duration>
    <meta:editing-cycles>9</meta:editing-cycles>
    <meta:generator>LibreOffice/4.2.8.2$Linux_X86_64 LibreOffice_project/420m0$Build-2</meta:generator>
    <meta:document-statistic meta:object-count="196"/>
  </office:meta>
</office:document-meta>
</file>